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1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3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6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9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0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3333ff"/>
    </style:style>
    <style:style style:name="P22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7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3">
      <style:text-properties fo:language="ru" fo:country="RU" fo:background-color="#ffff00"/>
    </style:style>
    <style:style style:name="P30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1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32" style:family="paragraph" style:parent-style-name="Heading_20_2">
      <style:text-properties style:use-window-font-color="true"/>
    </style:style>
    <style:style style:name="P33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9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20" style:family="text">
      <style:text-properties style:use-window-font-color="true" fo:background-color="transparent"/>
    </style:style>
    <style:style style:name="T21" style:family="text">
      <style:text-properties style:use-window-font-color="true" style:font-name="PerryGothic"/>
    </style:style>
    <style:style style:name="T22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3" style:family="text">
      <style:text-properties fo:color="#800000" fo:language="en" fo:country="US" fo:font-style="italic" style:font-style-asian="italic" style:font-style-complex="italic"/>
    </style:style>
    <style:style style:name="T2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3399ff"/>
    </style:style>
    <style:style style:name="T27" style:family="text">
      <style:text-properties fo:color="#3333ff"/>
    </style:style>
    <style:style style:name="T28" style:family="text">
      <style:text-properties fo:color="#3333ff" fo:language="en" fo:country="US"/>
    </style:style>
    <style:style style:name="T29" style:family="text">
      <style:text-properties fo:color="#3333ff" fo:language="en" fo:country="US" fo:font-style="italic" style:font-style-asian="italic" style:font-style-complex="italic"/>
    </style:style>
    <style:style style:name="T30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3333ff" fo:language="en" fo:country="US" fo:font-weight="normal" style:font-weight-asian="normal" style:font-weight-complex="normal"/>
    </style:style>
    <style:style style:name="T32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33" style:family="text">
      <style:text-properties fo:color="#3333ff" fo:font-weight="normal" fo:background-color="transparent" style:font-weight-asian="normal" style:font-weight-complex="normal" loext:char-shading-value="0"/>
    </style:style>
    <style:style style:name="T34" style:family="text">
      <style:text-properties fo:color="#3333ff" fo:font-weight="normal" style:font-weight-asian="normal" style:font-weight-complex="normal"/>
    </style:style>
    <style:style style:name="T35" style:family="text">
      <style:text-properties fo:color="#0066ff"/>
    </style:style>
    <style:style style:name="T36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7" style:family="text">
      <style:text-properties fo:color="#00ccff"/>
    </style:style>
    <style:style style:name="T38" style:family="text">
      <style:text-properties fo:color="#0000cc" fo:language="en" fo:country="US" fo:font-weight="normal" style:font-weight-asian="normal" style:font-weight-complex="normal"/>
    </style:style>
    <style:style style:name="T39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40" style:family="text">
      <style:text-properties fo:color="#0066cc" fo:font-weight="normal" fo:background-color="transparent" style:font-weight-asian="normal" style:font-weight-complex="normal" loext:char-shading-value="0"/>
    </style:style>
    <style:style style:name="T41" style:family="text">
      <style:text-properties fo:font-weight="normal" fo:background-color="transparent" style:font-weight-asian="normal" style:font-weight-complex="normal" loext:char-shading-value="0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На Терре 2019-й.</text:p>
      <text:p text:style-name="P7">Анон живёт в 34-хэтажном доме (40).</text:p>
      <text:p text:style-name="P7">Юджин «прыгнул» с высотки месяц назад до вызова Анона в Эквестрию</text:p>
      <text:p text:style-name="P7">Селестии нужно восстанавливаться три месяца (11, 27, 212)</text:p>
      <text:p text:style-name="P9"><text:span text:style-name="T4">«</text:span>Магдалена Фрискай-Каррус, <text:span text:style-name="T4">2086</text:span><text:span text:style-name="T13"> – </text:span><text:span text:style-name="T14">2133</text:span><text:span text:style-name="T13"> A.C.</text:span><text:span text:style-name="T14">» </text:span><text:span text:style-name="T13">(23)</text:span></text:p>
      <text:p text:style-name="P4"><text:span text:style-name="T1">1</text:span>2.04.2142 А.<text:span text:style-name="T1">C</text:span>. <text:span text:style-name="T1">(84)</text:span></text:p>
      <text:p text:style-name="P24">12.04.2142 А.С. (85)</text:p>
      <text:p text:style-name="P24">12.04.2142 А.С. (86)</text:p>
      <text:p text:style-name="P24"><text:s/>12.04.2142 А.С. (86)</text:p>
      <text:p text:style-name="P24">12.04.2142 А.С. (87)</text:p>
      <text:p text:style-name="P7">Анону в 2019-ом будет 41 год</text:p>
      <text:p text:style-name="P7">Выдача эквестрийского паспорта Анону - <text:span text:style-name="T21">26.07.2143 А.С. (172)</text:span></text:p>
      <text:p text:style-name="P7">Юджин тоже живёт в тридцатидвухэтажной высотке — на двадцать восьмом этаже (204, 209)</text:p>
      <text:p text:style-name="P7">Высота дома Юджина — 105 метров (211)</text:p>
      <text:p text:style-name="P7"/>
      <text:p text:style-name="P7">Страницы с красным: -</text:p>
      <text:p text:style-name="P7">Улучшить главы: 1,2 (особенно вторую половину <text:span text:style-name="T1">2</text:span>й главы)!</text:p>
      <text:h text:style-name="P33" text:outline-level="2">Фанфик очищен по<text:span text:style-name="T4">лностью</text:span></text:h>
      <text:p text:style-name="P10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4">Electronics “Disappointed”/Gary Jules “Mad World”/Pink Floyd “Another Brick In The Wall”/</text:span><text:span text:style-name="T25">Michael Jackson “Beat It”</text:span></text:p>
      <text:p text:style-name="P11">2. Пробуждение - <text:span text:style-name="T8">Pet Shop Boys “So Hard”, </text:span><text:span text:style-name="T11">Axel F</text:span></text:p>
      <text:p text:style-name="P11">3. Норф - <text:span text:style-name="T8">Dire Straits “Coyote”</text:span></text:p>
      <text:p text:style-name="P17">4. З<text:span text:style-name="T4">аклинание Последнего Шанса. </text:span><text:span text:style-name="T9">Mike Oldfield – Tres Lunas ”To Be Free” (Radio Edit)</text:span></text:p>
      <text:p text:style-name="P18">5. <text:span text:style-name="T13">Нерадивый ученик</text:span></text:p>
      <text:p text:style-name="P17"><text:span text:style-name="T9">6. </text:span><text:span text:style-name="T16">Нерадивый ученик-2</text:span><text:span text:style-name="T9"> </text:span><text:span text:style-name="T7">-Depeche Mode — Painkiller</text:span></text:p>
      <text:p text:style-name="P12">7. Жаркий пикник &lt;<text:span text:style-name="T26">Mylene Farmer — L`Ame-Stram-Gram</text:span>&gt;<text:line-break/>8. Стыд <text:s/>- <text:span text:style-name="T27">Pet Shop Boys — A Man Could Get Arrested</text:span></text:p>
      <text:p text:style-name="P12">9. Кошмар пегасов</text:p>
      <text:p text:style-name="P12">10. (40*<text:span text:style-name="T1">ctg(Pi/4)-6)/(ln(e)-sin(0)) </text:span>- </text:p>
      <text:p text:style-name="P12"><text:span text:style-name="T35">11.</text:span>Прощание-<text:span text:style-name="T35"> Knopfler —Hill Farmers Blues </text:span><text:span text:style-name="T28">https://www.youtube.com/watch?v=Py9SDdYGFrQ</text:span><text:line-break/><text:span text:style-name="T1">12. Понивилль</text:span></text:p>
      <text:p text:style-name="P12">13. Расследование Твайлайт Спаркл - <text:span text:style-name="T5">Seal «Amazing (T</text:span><text:span text:style-name="T10">hin White Duke Remix)”, </text:span><text:span text:style-name="T37">d.notive — Talking Flight</text:span></text:p>
      <text:p text:style-name="P19">14. Знакомство с Рэйнбоу Дэш</text:p>
      <text:p text:style-name="P15">15. День сурка</text:p>
      <text:p text:style-name="P15"><text:soft-page-break/>16. Мэйнхэттен - <text:span text:style-name="T29">ZZ Top – Gimme all your lovin, Mothley Crue – Kick Start My Heart</text:span></text:p>
      <text:p text:style-name="P15"><text:span text:style-name="T28">17. Деградация -</text:span><text:span text:style-name="T17"> </text:span><text:span text:style-name="T38">David Bowie - Lets Dance, Roxette – Queen of rain, </text:span><text:span text:style-name="T31">Metallica-Enter Sandman</text:span></text:p>
      <text:p text:style-name="P15">18. Филлидельфия - <text:span text:style-name="T31">Kiss – I Was Made For Lovin’ You, </text:span><text:bookmark text:name="eow-title"/><text:span text:style-name="T36">Haddaway - What is love </text:span></text:p>
      <text:p text:style-name="P15">19. Фейс-контроль- <text:span text:style-name="T18">&lt;</text:span><text:span text:style-name="T32">Mothley Crue – Cickstart my heart</text:span><text:span text:style-name="T18">&gt;</text:span></text:p>
      <text:p text:style-name="P15">20. Большое Откровение - <text:span text:style-name="T18">&lt;</text:span><text:span text:style-name="T32">Mission Impossible theme</text:span><text:span text:style-name="T18">&gt;</text:span></text:p>
      <text:p text:style-name="P15">21. Поединок с Луной</text:p>
      <text:p text:style-name="P15">22. Лучший Гранд Галопин Гала в истории - <text:span text:style-name="T12">Bee Gees – You Should Be dancing, INXS – Suicide blonde, </text:span><text:span text:style-name="T39">Ace Enders – million different people</text:span></text:p>
      <text:p text:style-name="P23">23. Летающий замок</text:p>
      <text:p text:style-name="P23">24. Навсегда. И всегда. <text:span text:style-name="T1">- Mylene Farmer ?</text:span></text:p>
      <text:p text:style-name="P15"><text:span text:style-name="T40">25. Осколки. - </text:span><text:span text:style-name="T32">Electric Light Orchestra – Sorrow about to fall</text:span></text:p>
      <text:p text:style-name="P22">26. Терра. <text:tab/></text:p>
      <text:p text:style-name="P15"><text:span text:style-name="T32"><text:tab/><text:tab/></text:span><text:span text:style-name="T33">Воскресенье</text:span><text:span text:style-name="T32">- </text:span><text:span text:style-name="T41">Bowie — Ashes to ashes</text:span><text:span text:style-name="T19">.</text:span></text:p>
      <text:p text:style-name="P15"><text:span text:style-name="T19"><text:tab/><text:tab/>Понедельник - </text:span><text:span text:style-name="T41">Michael Jackson — Get out of my mind</text:span></text:p>
      <text:p text:style-name="P15">27. Терра.</text:p>
      <text:p text:style-name="P15"><text:tab/><text:tab/>Вторник- <text:span text:style-name="T35">Mike Oldfield — The Top Of The Morning</text:span></text:p>
      <text:p text:style-name="P15"><text:tab/><text:tab/>Среда</text:p>
      <text:p text:style-name="P15">28. Терра</text:p>
      <text:p text:style-name="P15"><text:tab/><text:tab/>Четверг- Mike Oldfield – Tubular Bells II – Altered State, Michael Jackson – This time around</text:p>
      <text:p text:style-name="P15">29. Отбытие-<text:span text:style-name="T2">&lt;Mission Impossible theme ?&gt;&lt;</text:span><text:span text:style-name="T30">Queen – Flash</text:span><text:span text:style-name="T2">&gt;</text:span></text:p>
      <text:p text:style-name="P15"><text:span text:style-name="T42">30. Разговор за столиком в ночи-</text:span><text:span text:style-name="T34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0">&lt;</text:span><text:span text:style-name="T43">Roger Waters — What God Wants</text:span><text:span text:style-name="T20">&gt;</text:span></text:p>
      <text:p text:style-name="P15">. Эпилог. - <text:span text:style-name="T23">&lt;</text:span><text:span text:style-name="T29">Daft Punk – Get Lucky</text:span><text:span text:style-name="T23">&gt;</text:span></text:p>
      <text:p text:style-name="P15"/>
      <text:p text:style-name="P15">(в Эпилоге - эскиз первого рисунка – Сел ложит рог Анону на плечо)</text:p>
      <text:p text:style-name="P15"/>
      <text:p text:style-name="P15"/>
      <text:p text:style-name="P15"/>
      <text:p text:style-name="P15"/>
      <text:p text:style-name="P15"/>
      <text:p text:style-name="P15">Подходящая для глав музыка:</text:p>
      <text:p text:style-name="P15">Roxette - Crush On You, How Do You Do, Riders In The Sky</text:p>
      <text:p text:style-name="P15">Synthis — Empty Skies</text:p>
      <text:p text:style-name="P15">Blusoul — Eat Dust</text:p>
      <text:p text:style-name="P15">Cure — Apart, Love Song, Lullaby, The Big Hand, Wrong Number</text:p>
      <text:p text:style-name="P15">Theatre of Tragedy — Lorelei</text:p>
      <text:p text:style-name="P15">Therion — To Mega Therion, O Fortuna</text:p>
      <text:p text:style-name="P15">Martin Mitton — Lonely Girl</text:p>
      <text:p text:style-name="P15">A-ha — The Sun Always shines on TV</text:p>
      <text:p text:style-name="P15">Ace Enders — A Million Different People</text:p>
      <text:p text:style-name="P16"><text:soft-page-break/>Coldplay — Do not panic, Talk</text:p>
      <text:p text:style-name="P16">Cranberries — Animal Instinct</text:p>
      <text:p text:style-name="P16">Deep Purple — Smoke On The Water</text:p>
      <text:p text:style-name="P16">Depeche Mode — Never Let Me Down Again,Master And Servants,A Question Of Time,No Good,Painkiller</text:p>
      <text:p text:style-name="P16">Dire Straits — Freeway Flyer, The Road, What Is It, You dont know youre born, Coyote</text:p>
      <text:p text:style-name="P14">Seal – Killer</text:p>
      <text:p text:style-name="P14">Blue Ouster Cult – Do Not Fear The Reaper</text:p>
      <text:p text:style-name="P14">Elvis Presley – Raised On Rock</text:p>
      <text:p text:style-name="P14">Enigma – Return To Innocence</text:p>
      <text:p text:style-name="P20">Erasure – Always, <text:span text:style-name="T13">I love to hate you</text:span></text:p>
      <text:p text:style-name="P14">Foreigner – Urgent</text:p>
      <text:p text:style-name="P14">Haddaway – What Is Love</text:p>
      <text:p text:style-name="P14">INXS – Mediate, Need You Tonight, Suicide Blonde</text:p>
      <text:p text:style-name="P14">Jarre – Chronologie, Calypso 1, Globe Trotter</text:p>
      <text:p text:style-name="P21">Linkin Park — Numb</text:p>
      <text:p text:style-name="P21">Megadeth — Symphony Of Destruction</text:p>
      <text:p text:style-name="P21">Metallica — Enter Sandman</text:p>
      <text:p text:style-name="P21">Mike Oldfield — Nighshade, Outcast, Top Of The Morning, Secrets, Altered State, Weightless, Voyager</text:p>
      <text:p text:style-name="P21">Michael Jackson — This Time Around, You Rock My World</text:p>
      <text:p text:style-name="P21">Mothley Crue — Kickstart My Heart</text:p>
      <text:p text:style-name="P21">Nirvana — Come As You Are</text:p>
      <text:p text:style-name="P14"/>
      <text:p text:style-name="P14"/>
      <text:p text:style-name="P13"/>
      <text:p text:style-name="P1"><text:span text:style-name="T15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8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5"><text:span text:style-name="T4">&lt;«Болото» на самом деле — провал, заполненный иномирной слизью</text:span>&gt;</text:p>
      <text:p text:style-name="P6"/>
      <text:p text:style-name="P7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3"/>
      <text:h text:style-name="P32" text:outline-level="2"/>
      <text:h text:style-name="Heading_20_2" text:outline-level="2">Идеи</text:h>
      <text:list xml:id="list4153129808463353291" text:style-name="L1">
        <text:list-item>
          <text:p text:style-name="P26">Книги:</text:p>
        </text:list-item>
      </text:list>
      <text:list xml:id="list1253110813762231230" text:style-name="L2">
        <text:list-item>
          <text:p text:style-name="P27"><text:soft-page-break/>«Великие грифоны прошлого» - из канона (5<text:span text:style-name="T1">s8e)</text:span></text:p>
        </text:list-item>
        <text:list-item>
          <text:p text:style-name="P27">«Высшие заклинания в повседневном использовании: от песчинки до дворца»</text:p>
        </text:list-item>
        <text:list-item>
          <text:p text:style-name="P31">«Малоизвестные аспекты магии трансформаций»</text:p>
        </text:list-item>
        <text:list-item>
          <text:p text:style-name="P27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7">Дасти Вейфарер «Зебрианская культура, быт и фольклор»</text:p>
        </text:list-item>
        <text:list-item>
          <text:p text:style-name="P27">«Краткая история Эквестрии»</text:p>
        </text:list-item>
        <text:list-item>
          <text:p text:style-name="P27">«Шедевры архитектуры Эквестрии» с разделом о Кантерлотском Королевском Дворце</text:p>
        </text:list-item>
        <text:list-item>
          <text:p text:style-name="P27">«Великие дела и великие чары». Страница 893: …</text:p>
        </text:list-item>
        <text:list-item>
          <text:p text:style-name="P27">«<text:span text:style-name="T3">Природа Проклятий</text:span>» - обмен</text:p>
        </text:list-item>
        <text:list-item>
          <text:p text:style-name="P27"><text:span text:style-name="T3">«Магия для Чайников»</text:span> - обмен</text:p>
        </text:list-item>
        <text:list-item>
          <text:p text:style-name="P27"><text:span text:style-name="T3">«Энциклопедия Арканум»</text:span> - обмен</text:p>
        </text:list-item>
        <text:list-item>
          <text:p text:style-name="P27">«О Гейсах» - обмен</text:p>
        </text:list-item>
        <text:list-item>
          <text:p text:style-name="P27">«<text:span text:style-name="T3">Тайны Тайных Наук</text:span>» - обмен</text:p>
        </text:list-item>
        <text:list-item>
          <text:p text:style-name="P31">«Основы Заклятий» - обмен</text:p>
        </text:list-item>
        <text:list-item>
          <text:p text:style-name="P27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2940120353752740848" text:style-name="L3">
        <text:list-item>
          <text:p text:style-name="P2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8">Около 820-ти лет назад будущий маг Лайтнинг Стар поступил на обучение к наставнику Тииспоту</text:p>
        </text:list-item>
        <text:list-item>
          <text:p text:style-name="P2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8">Единорог Аркон — специалист по чарах-иллюзиях («воздушные замки», фигуры в небе, мороки, <text:soft-page-break/>мог принимать другой облик и размер, копировать себя)</text:p>
        </text:list-item>
        <text:list-item>
          <text:p text:style-name="P2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8">У Селестии грива и хвост развеваются и переливаются от магического шампуня</text:p>
        </text:list-item>
        <text:list-item>
          <text:p text:style-name="P28">Тело Селестии очень крепкое — может выдержать несколько тонн земли</text:p>
        </text:list-item>
        <text:list-item>
          <text:p text:style-name="P28">Дискорд намного старше принцесс, его магия сильнее ихней на голову</text:p>
        </text:list-item>
        <text:list-item>
          <text:p text:style-name="P28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8">Самый главный враг сестёр и Дискорда — скука</text:p>
        </text:list-item>
        <text:list-item>
          <text:p text:style-name="P28">В Эквестрии на одного жеребца приходится четыре - пять кобыл</text:p>
        </text:list-item>
        <text:list-item>
          <text:p text:style-name="P2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8">Кроме Дискорда, старше сестёр ещё старейшина драконов</text:p>
        </text:list-item>
        <text:list-item>
          <text:p text:style-name="P28">Кэйденс не прожила и 60-ти лет и является низкорожденной</text:p>
        </text:list-item>
        <text:list-item>
          <text:p text:style-name="P2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8">Народ тихо фигел от нововведений и с ещё большим ожесточением продолжал делать по-своему</text:p>
        </text:list-item>
        <text:list-item>
          <text:p text:style-name="P2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8">Когда пони женятся, они обмениваются ножными браслетами</text:p>
        </text:list-item>
        <text:list-item>
          <text:p text:style-name="P28">Светилами, кроме сестёр, могут управлять единороги (группы), Дискорд, Твайлайт и Старсвирл</text:p>
        </text:list-item>
        <text:list-item>
          <text:p text:style-name="P28">Королева Кризалис — правительница Зелёной Долины</text:p>
        </text:list-item>
        <text:list-item>
          <text:p text:style-name="P28">Мать Луны и Селестии — аликорн Лорен. Мать Дискорда — Алиса (пони-человек)</text:p>
        </text:list-item>
        <text:list-item>
          <text:p text:style-name="P2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4T01:32:09.29</dc:date>
    <meta:editing-duration>P12DT13H55M6S</meta:editing-duration>
    <meta:editing-cycles>461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40" meta:word-count="1517" meta:character-count="9620"/>
  </office:meta>
</office:document-meta>
</file>